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50000014DD3C8F186E1AA5A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6.895cm" draw:z-index="0"><draw:image xlink:href="Pictures/10000001000003350000014DD3C8F186E1AA5A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20:10:22.280915878</meta:creation-date>
    <dc:date>2022-08-23T20:11:15.048664486</dc:date>
    <meta:editing-duration>PT5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